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Bold Italic" style:font-family-generic="swiss" style:font-pitch="variable"/>
    <style:font-face style:name="Calibri" svg:font-family="Calibri" style:font-family-generic="swiss" style:font-pitch="variable"/>
    <style:font-face style:name="Carlito" svg:font-family="Carlito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3" style:family="table">
      <style:table-properties style:width="2.3264in" fo:margin-top="0in" fo:margin-bottom="0.0299in" table:align="margins" style:may-break-between-rows="false" style:writing-mode="lr-tb"/>
    </style:style>
    <style:style style:name="Table13.A" style:family="table-column">
      <style:table-column-properties style:column-width="2.3264in" style:rel-column-width="65535*"/>
    </style:style>
    <style:style style:name="Table13.1" style:family="table-row">
      <style:table-row-properties fo:keep-together="always"/>
    </style:style>
    <style:style style:name="Table13.A1" style:family="table-cell">
      <style:table-cell-properties fo:padding="0in" fo:border-left="none" fo:border-right="none" fo:border-top="0.8pt solid #000000" fo:border-bottom="none"/>
    </style:style>
    <style:style style:name="Table13.A2" style:family="table-cell">
      <style:table-cell-properties fo:padding="0in" fo:border="none"/>
    </style:style>
    <style:style style:name="Table1" style:family="table">
      <style:table-properties style:width="1.4118in" fo:margin-top="0in" fo:margin-bottom="0in" table:align="margins" style:may-break-between-rows="false" style:writing-mode="lr-tb"/>
    </style:style>
    <style:style style:name="Table1.A" style:family="table-column">
      <style:table-column-properties style:column-width="0.3972in" style:rel-column-width="18450*"/>
    </style:style>
    <style:style style:name="Table1.B" style:family="table-column">
      <style:table-column-properties style:column-width="1.0146in" style:rel-column-width="47085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loext:graphic-properties draw:fill-gradient-name="gradient" draw:fill-hatch-name="hatch"/>
      <style:paragraph-properties fo:margin-top="0in" fo:margin-bottom="0.0598in" style:contextual-spacing="false" fo:text-align="center" style:justify-single-word="false" fo:padding="0.0201in" fo:border="none"/>
      <style:text-properties fo:font-size="14pt" style:font-size-asian="14pt" style:font-size-complex="14pt"/>
    </style:style>
    <style:style style:name="P4" style:family="paragraph" style:parent-style-name="Standard">
      <style:paragraph-properties fo:margin-top="0.1201in" fo:margin-bottom="0in" style:contextual-spacing="false" fo:text-align="center" style:justify-single-word="false"/>
      <style:text-properties fo:color="#3333ff" loext:opacity="100%" fo:font-size="12pt" fo:language="en" fo:country="US" fo:font-weight="bold" officeooo:paragraph-rsid="0015ebe2" style:font-size-asian="12pt" style:language-asian="en" style:country-asian="US" style:font-weight-asian="bold" style:font-size-complex="12pt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top="0in" fo:margin-bottom="0.0598in" style:contextual-spacing="false" fo:text-align="center" style:justify-single-word="false" fo:padding="0.0201in" fo:border="none"/>
      <style:text-properties fo:color="#3465a4" loext:opacity="100%" fo:font-size="18pt" fo:font-weight="bold" officeooo:rsid="00679f47" officeooo:paragraph-rsid="00679f47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6e6475" officeooo:paragraph-rsid="006e6475"/>
    </style:style>
    <style:style style:name="P7" style:family="paragraph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 officeooo:rsid="006e6475" officeooo:paragraph-rsid="006e6475"/>
    </style:style>
    <style:style style:name="P8" style:family="paragraph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 fo:font-size="15pt" fo:font-weight="bold" officeooo:rsid="006dd0c4" officeooo:paragraph-rsid="006dd0c4" style:font-size-asian="15pt" style:font-weight-asian="bold" style:font-size-complex="15pt" style:font-weight-complex="bold"/>
    </style:style>
    <style:style style:name="P9" style:family="paragraph" style:parent-style-name="DirectoryEntryLarger">
      <style:text-properties fo:font-size="10.5pt" fo:font-weight="bold" officeooo:rsid="0070077e" officeooo:paragraph-rsid="0070077e" style:font-size-asian="10.5pt" style:font-weight-asian="bold" style:font-size-complex="10.5pt" style:font-weight-complex="bold"/>
    </style:style>
    <style:style style:name="P10" style:family="paragraph" style:parent-style-name="DirectoryEntryLarger">
      <style:paragraph-properties fo:margin-left="0in" fo:margin-right="0.0799in" fo:text-align="end" style:justify-single-word="false" fo:text-indent="0in" style:auto-text-indent="false"/>
      <style:text-properties fo:font-size="10.5pt" fo:font-style="italic" officeooo:rsid="0070077e" officeooo:paragraph-rsid="0070077e" style:font-size-asian="10.5pt" style:font-style-asian="italic" style:font-size-complex="10.5pt" style:font-style-complex="italic"/>
    </style:style>
    <style:style style:name="P11" style:family="paragraph" style:parent-style-name="DirectoryEntry">
      <style:text-properties fo:font-size="9pt" style:font-size-asian="9pt" style:font-size-complex="9pt"/>
    </style:style>
    <style:style style:name="P12" style:family="paragraph" style:parent-style-name="DirectoryEntryLarger">
      <style:text-properties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 officeooo:rsid="00784e6f" officeooo:paragraph-rsid="007007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3465a4" loext:opacity="100%" fo:font-style="italic" fo:font-weight="bold" officeooo:rsid="00679f47" style:font-style-asian="italic" style:font-weight-asian="bold" style:font-style-complex="italic" style:font-weight-complex="bold"/>
    </style:style>
    <style:style style:name="T4" style:family="text">
      <style:text-properties fo:color="#3465a4" loext:opacity="100%" fo:font-style="italic" fo:font-weight="bold" officeooo:rsid="007edfe5" style:font-style-asian="italic" style:font-weight-asian="bold" style:font-style-complex="italic" style:font-weight-complex="bold"/>
    </style:style>
    <style:style style:name="T5" style:family="text">
      <style:text-properties officeooo:rsid="006662aa"/>
    </style:style>
    <style:style style:name="T6" style:family="text">
      <style:text-properties officeooo:rsid="0068b43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8cfe2" style:font-weight-asian="normal" style:font-weight-complex="normal"/>
    </style:style>
    <style:style style:name="T9" style:family="text">
      <style:text-properties officeooo:rsid="006b3b11"/>
    </style:style>
    <style:style style:name="T10" style:family="text">
      <style:text-properties officeooo:rsid="006cdd0d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weight="bold" officeooo:rsid="00679f47" style:font-size-asian="11pt" style:font-weight-asian="bold" style:font-size-complex="11pt" style:font-weight-complex="bold"/>
    </style:style>
    <style:style style:name="T13" style:family="text">
      <style:text-properties fo:font-size="10pt" fo:font-weight="normal" officeooo:rsid="0068b43c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68cfe2" style:font-size-asian="10pt" style:font-weight-asian="normal" style:font-size-complex="10pt" style:font-weight-complex="normal"/>
    </style:style>
    <style:style style:name="T15" style:family="text">
      <style:text-properties officeooo:rsid="007ce6ff"/>
    </style:style>
    <style:style style:name="fr1" style:family="graphic" style:parent-style-name="Frame">
      <style:graphic-properties style:wrap="none" style:vertical-pos="from-top" style:vertical-rel="page-content" style:horizontal-pos="center" style:horizontal-rel="page" fo:padding="0in" fo:border="3pt solid #009900" style:shadow="none" draw:shadow-opacity="100%"/>
    </style:style>
    <style:style style:name="Sect1" style:family="section">
      <style:section-properties fo:background-color="#dee6ef" text:dont-balance-text-columns="false" style:editable="false">
        <style:columns fo:column-count="3" fo:column-gap="0.2402in">
          <style:column-sep style:width="0.0035in" style:color="#000000" style:height="100%" style:style="solid"/>
          <style:column style:rel-width="21845*" fo:start-indent="0in" fo:end-indent="0.1201in"/>
          <style:column style:rel-width="21845*" fo:start-indent="0.1201in" fo:end-indent="0.1201in"/>
          <style:column style:rel-width="21845*" fo:start-indent="0.1201in" fo:end-indent="0in"/>
        </style:columns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5" fo:column-gap="0.1in">
          <style:column style:rel-width="13107*" fo:start-indent="0in" fo:end-indent="0.05in"/>
          <style:column style:rel-width="13107*" fo:start-indent="0.05in" fo:end-indent="0.05in"/>
          <style:column style:rel-width="13107*" fo:start-indent="0.05in" fo:end-indent="0.05in"/>
          <style:column style:rel-width="13107*" fo:start-indent="0.05in" fo:end-indent="0.05in"/>
          <style:column style:rel-width="13107*" fo:start-indent="0.05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3" text:anchor-type="page" text:anchor-page-number="1" svg:y="0in" svg:width="3.7736in" draw:z-index="0">
        <draw:text-box fo:min-height="0.8453in">
          <text:p text:style-name="P5">COMMON FAMILY NAMES</text:p>
          <text:p text:style-name="P3"><text:span text:style-name="T4">Database timestamp:</text:span><text:span text:style-name="T3"> </text:span><text:span text:style-name="T2">{</text:span><text:span text:style-name="T3">Database Date</text:span><text:span text:style-name="T2">}</text:span></text:p>
        </draw:text-box>
      </draw:frame>
      <text:p text:style-name="P4"/>
      <text:p text:style-name="P8">Alphabetical List of Family Name<text:span text:style-name="T15">s</text:span></text:p>
      <text:p text:style-name="P7"/>
      <text:section text:style-name="Sect1" text:name="TwoCol">
        <table:table table:name="Table13" table:style-name="Table13">
          <table:table-column table:style-name="Table13.A"/>
          <table:table-row table:style-name="Table13.1">
            <table:table-cell table:style-name="Table13.A1" office:value-type="string">
              <text:p text:style-name="P12"><text:span text:style-name="T11">{</text:span><text:span text:style-name="T12">Name</text:span><text:span text:style-name="T11">}</text:span><text:span text:style-name="T1"> </text:span><text:span text:style-name="T13">({Origin})</text:span><text:span text:style-name="T14">{ByName_Proto}</text:span></text:p>
            </table:table-cell>
          </table:table-row>
          <table:table-row table:style-name="Table13.1">
            <table:table-cell table:style-name="Table13.A2" office:value-type="string">
              <text:p text:style-name="P11"><text:span text:style-name="T10">Popularity: </text:span>{<text:span text:style-name="T6">Rank</text:span><text:span text:style-name="T5">} </text:span><text:span text:style-name="T9">({Population} in US)</text:span></text:p>
            </table:table-cell>
          </table:table-row>
        </table:table>
        <text:p text:style-name="P6"/>
      </text:section>
      <text:p text:style-name="Standard"/>
      <text:p text:style-name="P8"/>
      <text:p text:style-name="P8">List By Popularity</text:p>
      <text:p text:style-name="P8"/>
      <text:section text:style-name="Sect2" text:name="ByPopularity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0"><text:span text:style-name="T8">{</text:span><text:span text:style-name="T7">Rank}</text:span></text:p>
            </table:table-cell>
            <table:table-cell table:style-name="Table1.A1" office:value-type="string">
              <text:p text:style-name="P9">{Name}{ByPop_Proto}</text:p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Bold Italic" style:font-family-generic="swiss" style:font-pitch="variable"/>
    <style:font-face style:name="Calibri" svg:font-family="Calibri" style:font-family-generic="swiss" style:font-pitch="variable"/>
    <style:font-face style:name="Carlito" svg:font-family="Carlito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Carlito" fo:font-family="Carlito" style:font-pitch="variable" fo:font-size="11.5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register-true="tru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Clerk_20_List_20_Heading" style:display-name="Clerk List Heading" style:family="paragraph" style:parent-style-name="Heading" style:default-outline-level="1" style:class="html" style:master-page-name="">
      <style:paragraph-properties fo:margin-top="0.1598in" fo:margin-bottom="0in" style:contextual-spacing="false" fo:text-align="center" style:justify-single-word="false" style:page-number="auto" text:number-lines="false" text:line-number="0">
        <style:tab-stops/>
      </style:paragraph-properties>
      <style:text-properties style:font-name="Arial" fo:font-family="Arial" style:font-style-name="Bold Italic" style:font-family-generic="swiss" style:font-pitch="variable" fo:font-style="italic" style:text-underline-style="none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lerksAndReps" style:family="paragraph" style:parent-style-name="Standard" style:class="html" style:master-page-name="">
      <style:paragraph-properties fo:margin-left="0in" fo:margin-right="0in" fo:margin-top="0in" fo:margin-bottom="0.1201in" style:contextual-spacing="false" fo:orphans="3" fo:widows="3" fo:text-indent="0in" style:auto-text-indent="false" style:page-number="auto">
        <style:tab-stops>
          <style:tab-stop style:position="1.9in"/>
          <style:tab-stop style:position="3.5in"/>
          <style:tab-stop style:position="4.5in"/>
        </style:tab-stops>
      </style:paragraph-properties>
    </style:style>
    <style:style style:name="ClerkOrRepSingleSpaced" style:family="paragraph" style:parent-style-name="ClerksAndReps" style:class="html">
      <style:paragraph-properties fo:margin-left="0in" fo:margin-right="0in" fo:margin-top="0in" fo:margin-bottom="0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irectoryEntry" style:family="paragraph" style:parent-style-name="ClerksAndReps" style:class="text" style:master-page-name="">
      <style:paragraph-properties fo:margin-top="0in" fo:margin-bottom="0in" style:contextual-spacing="false" fo:orphans="9" fo:widows="9" style:page-number="auto" fo:padding="0in" fo:border="none" style:shadow="none" style:join-border="false">
        <style:tab-stops>
          <style:tab-stop style:position="0.1299in"/>
          <style:tab-stop style:position="3.279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irectoryEntryLarger" style:family="paragraph" style:parent-style-name="DirectoryEntry">
      <style:text-properties fo:font-size="105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5in" fo:margin-bottom="0.5in" fo:margin-left="0.5201in" fo:margin-right="0.520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6in" fo:margin-right="0.6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draw:style-name="Mdp2" style:next-style-name="SecondPage">
      <style:footer>
        <text:p text:style-name="MP2"><text:page-number text:select-page="current">0</text:page-number></text:p>
      </style:footer>
    </style:master-page>
    <style:master-page style:name="SecondPage" style:page-layout-name="Mpm3" draw:style-name="Mdp2">
      <style:footer>
        <text:p text:style-name="MP2"><text:page-number text:select-page="current">0</text:page-number></text:p>
      </style:footer>
    </style:master-page>
    <style:master-page style:name="Directory_20_Page" style:display-name="Directory Page" style:page-layout-name="Mpm4" draw:style-name="Mdp2">
      <style:footer>
        <text:p text:style-name="MP2"><text:page-number text:select-page="current">0</text:page-number></text:p>
      </style:footer>
    </style:master-page>
    <style:master-page style:name="Index" style:page-layout-name="Mpm5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m Avera</meta:initial-creator>
    <meta:creation-date>2014-12-09T17:51:07.045409966</meta:creation-date>
    <dc:date>2023-09-02T15:09:44.903544223</dc:date>
    <meta:editing-duration>P1DT3H44M16S</meta:editing-duration>
    <meta:editing-cycles>118</meta:editing-cycles>
    <meta:generator>LibreOffice/7.5.5.2$Linux_X86_64 LibreOffice_project/50$Build-2</meta:generator>
    <meta:document-statistic meta:table-count="2" meta:image-count="0" meta:object-count="0" meta:page-count="1" meta:paragraph-count="12" meta:word-count="28" meta:character-count="204" meta:non-whitespace-character-count="188"/>
  </office:meta>
</office:document-meta>
</file>